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" style:parent-style-name="DefaultParagraphFont" style:family="text">
      <style:text-properties fo:color="#A9A9A9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" style:parent-style-name="DefaultParagraphFont" style:family="text">
      <style:text-properties fo:font-size="10pt" style:font-size-asian="10pt" style:font-size-complex="10pt"/>
    </style:style>
    <style:style style:name="T16" style:parent-style-name="DefaultParagraphFont" style:family="text">
      <style:text-properties fo:font-size="10pt" style:font-size-asian="10pt" style:font-size-complex="10pt"/>
    </style:style>
    <style:style style:name="T1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DefaultParagraphFont" style:family="text">
      <style:text-properties fo:font-size="10pt" style:font-size-asian="10pt" style:font-size-complex="10pt"/>
    </style:style>
    <style:style style:name="T2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T4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5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75" style:parent-style-name="DefaultParagraphFont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6" style:parent-style-name="DefaultParagraphFont" style:family="text"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<text:span text:style-name="T2">Thursday, 4:40-5:30 : LSB-2</text:span><text:line-break/><text:span text:style-name="T3">NT: John / KT: Christine</text:span></text:p>
      <text:p text:style-name="Normal"><text:span text:style-name="T4">Syllabus:</text:span><text:line-break/><text:span text:style-name="T5">Week 1 (Thursday, March 5, 2015) - Unit 1 : Coral Reefs</text:span><text:line-break/><text:span text:style-name="T6">Weekly Reading</text:span><text:span text:style-name="T7"><text:line-break/></text:span><text:span text:style-name="T8"><text:s text:c="3"/>Speaking Tree Chapter 2: The Bermuda Triangle, 5 time(s)<text:s/></text:span><text:span text:style-name="T9"><text:line-break/></text:span><text:span text:style-name="T10">Weekly Listening</text:span><text:span text:style-name="T11"><text:line-break/></text:span><text:span text:style-name="T12"><text:s text:c="3"/>Speaking Tree Chapter 2: The Bermuda Triangle, 5 time(s)<text:s/></text:span><text:span text:style-name="T13"><text:line-break/></text:span><text:line-break/><text:span text:style-name="T14">Week 2 (Thursday, March 12, 2015) - Unit 2 : The Bermuda Triangle</text:span><text:line-break/><text:span text:style-name="T15">Weekly Reading</text:span><text:span text:style-name="T16"><text:line-break/></text:span><text:span text:style-name="T17"><text:s text:c="3"/>Speaking Tree Chapter 3: Life is Everywhere, 5 time(s)<text:s/></text:span><text:span text:style-name="T18"><text:line-break/></text:span><text:span text:style-name="T19">Weekly Listening</text:span><text:span text:style-name="T20"><text:line-break/></text:span><text:span text:style-name="T21"><text:s text:c="3"/>Speaking Tree Chapter 3: Life is E</text:span><text:span text:style-name="T22">verywhere, 5 time(s)<text:s/></text:span><text:span text:style-name="T23"><text:line-break/></text:span><text:line-break/><text:span text:style-name="T24">Week 3 (Thursday, March 19, 2015) - Unit 3 : Life is Everywhere</text:span><text:line-break/><text:span text:style-name="T25">Prepare Presentation #1</text:span><text:span text:style-name="T26"><text:line-break/></text:span><text:span text:style-name="T27"><text:s text:c="4"/></text:span><text:span text:style-name="T28"><text:line-break/></text:span><text:line-break/><text:span text:style-name="T29">Week 4 (Thursday, March 26, 2015) - Speaking Tree Topic Presentation</text:span><text:line-break/><text:span text:style-name="T30">Weekly Reading</text:span><text:span text:style-name="T31"><text:line-break/></text:span><text:span text:style-name="T32"><text:s text:c="3"/>Speaking Tree Chapter 4: The Little Black Lady Who S</text:span><text:span text:style-name="T33">aid No, 5 time(s)<text:s/></text:span><text:span text:style-name="T34"><text:line-break/></text:span><text:span text:style-name="T35">Weekly Listening</text:span><text:span text:style-name="T36"><text:line-break/></text:span><text:span text:style-name="T37"><text:s text:c="3"/>Speaking Tree Chapter 4: The Little Black Lady Who Said No, 5 time(s)<text:s/></text:span><text:span text:style-name="T38"><text:line-break/></text:span><text:line-break/><text:span text:style-name="T39">Week 5 (Thursday, April 2, 2015) - Unit 4 : The Little Black Lady Who Said No</text:span><text:line-break/><text:span text:style-name="T40">Weekly Reading</text:span><text:span text:style-name="T41"><text:line-break/></text:span><text:span text:style-name="T42"><text:s text:c="3"/>Speaking Tree Chapter 5: Racing Cheese, 5 time(s)</text:span><text:span text:style-name="T43"><text:s/></text:span><text:span text:style-name="T44"><text:line-break/></text:span><text:span text:style-name="T45">Weekly Listening</text:span><text:span text:style-name="T46"><text:line-break/></text:span><text:span text:style-name="T47"><text:s text:c="3"/>Speaking Tree Chapter 5: Racing Cheese, 5 time(s)<text:s/></text:span><text:span text:style-name="T48"><text:line-break/></text:span><text:line-break/><text:span text:style-name="T49">Week 6 (Thursday, April 9, 2015) - Unit 5 : Racing Cheese</text:span><text:line-break/><text:span text:style-name="T50">Weekly Reading</text:span><text:span text:style-name="T51"><text:line-break/></text:span><text:span text:style-name="T52"><text:s text:c="3"/>Speaking Tree Chapter 6: Chameleon Rock, 5 time(s)<text:s/></text:span><text:span text:style-name="T53"><text:line-break/></text:span><text:span text:style-name="T54">Weekly Listening</text:span><text:span text:style-name="T55"><text:line-break/></text:span><text:span text:style-name="T56"><text:s text:c="3"/>Speaking Tree Chapter 6: Chameleon</text:span><text:span text:style-name="T57"><text:s/>Rock, 5 time(s)<text:s/></text:span><text:span text:style-name="T58"><text:line-break/></text:span><text:line-break/><text:span text:style-name="T59">Week 7 (Thursday, April 16, 2015) - Unit 6 : Chameleon Rock</text:span><text:line-break/><text:span text:style-name="T60">Prepare Presentation #2</text:span><text:span text:style-name="T61"><text:line-break/></text:span><text:span text:style-name="T62"><text:s text:c="4"/></text:span><text:span text:style-name="T63"><text:line-break/></text:span><text:line-break/><text:span text:style-name="T64">Week 8 (Thursday, April 23, 2015) - Free Topic Presentation</text:span><text:line-break/><text:span text:style-name="T65">Weekly Reading</text:span><text:span text:style-name="T66"><text:line-break/></text:span><text:span text:style-name="T67"><text:s text:c="3"/>Speaking Tree Chapter 7: Gloves for Ears, 5 time(s)<text:s/></text:span><text:span text:style-name="T68"><text:line-break/></text:span><text:span text:style-name="T69">Weekly Listening</text:span><text:span text:style-name="T70"><text:line-break/></text:span><text:span text:style-name="T71"><text:s text:c="3"/>Speaking Tree Chapter 7: Gloves for Ears, 5 time(s)<text:s/></text:span><text:span text:style-name="T72"><text:line-break/></text:span><text:line-break/><text:span text:style-name="T73">Week 9 (Thursday, April 30, 2015) - Unit 7 : Gloves for Ears</text:span><text:line-break/><text:span text:style-name="T74">Weekly Reading</text:span><text:span text:style-name="T75"><text:line-break/></text:span><text:span text:style-name="T76"><text:s text:c="3"/>Speaking Tree Chapter 8: The Fingers of God, 5 time(s)<text:s/></text:span><text:span text:style-name="T77"><text:line-break/></text:span><text:span text:style-name="T78">Weekly Listening</text:span><text:span text:style-name="T79"><text:line-break/></text:span><text:span text:style-name="T80"><text:s text:c="3"/>Speaking Tree Chapter 8: The Fingers of God</text:span><text:span text:style-name="T81">, 5 time(s)<text:s/></text:span><text:span text:style-name="T82"><text:line-break/></text:span><text:line-break/><text:span text:style-name="T83">Week 10 (Thursday, May 7, 2015) - Unit 8 : The Fingers of God</text:span><text:line-break/><text:line-break/><text:span text:style-name="T84">Week 11 (Thursday, May 14, 2015) -<text:s/></text:span><text:line-break/><text:line-break/><text:span text:style-name="T85">Week 12 (Thursday, May 21, 2015) -<text:s/></text:span><text:line-break/><text:line-break/><text:span text:style-name="T86">Week 13 (Thursday, May 28, 2015) -<text:s/></text:span>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libri Light" style:font-name-asian="宋体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color="#5B9BD5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libri Light" style:font-name-asian="宋体" style:font-name-complex="Times New Roman" fo:color="#1F4D78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/>
      <style:text-properties style:font-name="Calibri Light" style:font-name-asian="宋体" style:font-name-complex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color="#5B9BD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color="#5B9BD5"/>
    </style:style>
    <style:style style:name="Heading4Char" style:display-name="Heading 4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font-style="italic" style:font-style-asian="italic" style:font-style-complex="italic" fo:color="#5B9BD5"/>
    </style:style>
    <style:style style:name="Heading5Char" style:display-name="Heading 5 Char" style:family="text" style:parent-style-name="DefaultParagraphFont">
      <style:text-properties style:font-name="Calibri Light" style:font-name-asian="宋体" style:font-name-complex="Times New Roman" fo:color="#1F4D78"/>
    </style:style>
    <style:style style:name="Heading6Char" style:display-name="Heading 6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1F4D78"/>
    </style:style>
    <style:style style:name="Heading7Char" style:display-name="Heading 7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宋体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40404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15-04-16T03:25:00Z</meta:creation-date>
    <dc:date>2015-04-16T03:25:00Z</dc:date>
    <meta:template xlink:href="Normal.dotm" xlink:type="simple"/>
    <meta:editing-cycles>2</meta:editing-cycles>
    <meta:editing-duration>PT0S</meta:editing-duration>
    <meta:document-statistic meta:page-count="1" meta:paragraph-count="3" meta:word-count="289" meta:character-count="1935" meta:row-count="13" meta:non-whitespace-character-count="1649"/>
  </office:meta>
</office:document-meta>
</file>